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0pt" fo:font-style="italic" style:font-size-asian="10pt" style:font-style-asian="italic" style:font-size-complex="10pt" style:font-style-complex="italic"/>
    </style:style>
    <style:style style:name="P4" style:family="paragraph" style:parent-style-name="Standard" style:list-style-name="L2"/>
    <style:style style:name="P5" style:family="paragraph" style:parent-style-name="Standard" style:list-style-name="L3"/>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from meeting 2:</text:p>
      <text:p text:style-name="Standard"/>
      <text:p text:style-name="Standard">Date:<text:tab/>23<text:span text:style-name="T1">rd</text:span> May 2016</text:p>
      <text:p text:style-name="Standard">Time:<text:tab/>10:00</text:p>
      <text:p text:style-name="Standard">Place:<text:tab/>3<text:span text:style-name="T1">rd</text:span> Floor Waterfront</text:p>
      <text:p text:style-name="Standard"/>
      <text:p text:style-name="Standard">Attendees: M Smuts, V Dia, D Fryer</text:p>
      <text:p text:style-name="Standard"/>
      <text:p text:style-name="P1">Project Brain: Design a player experience that enhances learning and measure its effect.</text:p>
      <text:p text:style-name="Standard"/>
      <text:p text:style-name="Standard">Purpose of the meeting was for all parties to get an understanding of the subject matter and to start the discussion on scope and structure of the game.</text:p>
      <text:p text:style-name="Standard"/>
      <text:p text:style-name="Standard">MS brought three textbooks to the meeting to ask David for his thoughts on subject matter.</text:p>
      <text:p text:style-name="Standard"/>
      <text:list xml:id="list7902492836263184742" text:style-name="L2">
        <text:list-item>
          <text:p text:style-name="P4">Breedlove, S. and Watson, N. (n.d.). <text:span text:style-name="T3">Biological psychology</text:span>. </text:p>
        </text:list-item>
        <text:list-item>
          <text:p text:style-name="P4"><text:bookmark text:name="js-reference-string-1"/>Kuffler, S. and Nicholls, J. (1976). <text:span text:style-name="T3">From neuron to brain</text:span>. Sunderland, Mass.: Sinauer Associates. </text:p>
        </text:list-item>
        <text:list-item>
          <text:p text:style-name="P4">Wilkinson, I. (1999). <text:span text:style-name="T3">Essential neurology</text:span>. Oxford: Blackwell Science. </text:p>
        </text:list-item>
      </text:list>
      <text:p text:style-name="Standard"/>
      <text:p text:style-name="Standard"><text:bookmark text:name="js-intext-string-0"/>David identified the core text (Breedlove and Watson, n.d.) for the module and suggested chapter 2 as a good starting point.</text:p>
      <text:p text:style-name="Standard"/>
      <text:p text:style-name="Standard">VD and MS discussed how to scope the project and decided that starting with the whole brain and creating segments for the four main areas was a good starting point.</text:p>
      <text:p text:style-name="Standard"/>
      <text:p text:style-name="Standard">VD &amp; MS we will need to focus on the player experience. MS suggested that the game <text:span text:style-name="T4">not</text:span> be compulsory (have to play – cant play) however we will need agreement from Kulbir.</text:p>
      <text:p text:style-name="Standard"/>
      <text:p text:style-name="P1">The Game</text:p>
      <text:p text:style-name="Standard">Balancing chemical reaction in the neurons will be a core part of the game. As there are three types of neurons VD and MS discussed creating challenges that reflect their functions for example, twitch based mechanic for the unipolar neurons associated with touch.</text:p>
      <text:p text:style-name="Standard"/>
      <text:p text:style-name="Standard">The idea would be to try and align the game challenges with the functions of the areas to be learnt.</text:p>
      <text:p text:style-name="Standard"/>
      <text:p text:style-name="Standard">DF discussed possible methods for measurement and the need to record who played when. All discussed the availability of the system, frequency of play, duration of play and the players comfort with technology. </text:p>
      <text:p text:style-name="Standard"/>
      <text:p text:style-name="Standard">MS suggested that the game be made available without the Oculus however DF mentioned that this would create a variable that was hard to measure and control. Staying focused on the immersive effect of the VR environment is the preferred approach.</text:p>
      <text:p text:style-name="Standard"/>
      <text:p text:style-name="Standard">DF suggested a questionnaire for the participants to help profile them. DF also suggested getting a slot at the end of some lectures to encourage use of the game.</text:p>
      <text:p text:style-name="Standard"/>
      <text:p text:style-name="Standard">There was some discussion over scheduling the use of the game and recording things like duration, progress etc.</text:p>
      <text:p text:style-name="Standard"/>
      <text:p text:style-name="Standard">Initially Dynamic Difficulty Adjustment (DDA) was discussed, however this will be a level based game and DDA may be beyond our scope initially.</text:p>
      <text:p text:style-name="P1"><text:soft-page-break/></text:p>
      <text:p text:style-name="P1">Actions</text:p>
      <text:list xml:id="list4714136776116884898" text:style-name="L3">
        <text:list-item>
          <text:p text:style-name="P5">MS to send links on Unity / Oculus which were passed by A Brane (1<text:span text:style-name="T1">st</text:span> <text:s/>June)</text:p>
        </text:list-item>
        <text:list-item>
          <text:p text:style-name="P5">VD &amp; MS to discuss draft project prop (7<text:span text:style-name="T1">th</text:span> June)</text:p>
        </text:list-item>
        <text:list-item>
          <text:p text:style-name="P5">VD &amp; MS to submit project proposal to RK (14<text:span text:style-name="T1">th</text:span> June)</text:p>
        </text:list-item>
      </text:list>
      <text:p text:style-name="Standard"/>
      <text:p text:style-name="Standard">Next Meeting 14<text:span text:style-name="T1">th</text:span> June 10:00</text:p>
      <text:p text:style-name="Standard"/>
      <text:p text:style-name="Standard"/>
      <text:p text:style-name="P1">Rough time line: </text:p>
      <text:p text:style-name="Standard"/>
      <text:p text:style-name="Standard">June 14<text:span text:style-name="T1">th</text:span> 2016<text:tab/><text:tab/><text:tab/>team meeting</text:p>
      <text:p text:style-name="Standard"/>
      <text:p text:style-name="Standard">October 2016<text:tab/><text:tab/><text:tab/>ethics clearance by Kulbir</text:p>
      <text:p text:style-name="Standard">February March 2017<text:tab/><text:tab/>lecture delivery (Product Delivery)</text:p>
      <text:p text:style-name="Standard"/>
      <text:p text:style-name="P3">Errors and Omissions – please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meta:initial-creator>
    <meta:creation-date>2016-05-02T11:45:29.10</meta:creation-date>
    <dc:date>2016-05-31T16:21:49.18</dc:date>
    <dc:creator>Mike </dc:creator>
    <meta:editing-duration>PT2H2M18S</meta:editing-duration>
    <meta:editing-cycles>4</meta:editing-cycles>
    <meta:generator>OpenOffice/4.1.2$Win32 OpenOffice.org_project/412m3$Build-9782</meta:generator>
    <meta:document-statistic meta:table-count="0" meta:image-count="0" meta:object-count="0" meta:page-count="2" meta:paragraph-count="32" meta:word-count="473" meta:character-count="2764"/>
  </office:meta>
</office:document-meta>
</file>